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angal2"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Mangal" svg:font-family="Mangal" style:font-family-generic="system" style:font-pitch="variable"/>
    <style:font-face style:name="NSimSun" svg:font-family="NSimSun" style:font-family-generic="system" style:font-pitch="variable"/>
  </office:font-face-decls>
  <office:automatic-styles>
    <style:style style:name="P1" style:family="paragraph" style:parent-style-name="Standard" style:master-page-name="Standard">
      <style:paragraph-properties style:page-number="auto"/>
      <style:text-properties fo:font-style="italic" fo:font-weight="bold" style:font-style-asian="italic" style:font-weight-asian="bold" style:font-style-complex="italic"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fo:font-weight="bold" officeooo:rsid="00198906"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98906" style:font-weight-asian="normal" style:font-weight-complex="normal"/>
    </style:style>
    <style:style style:name="T6" style:family="text">
      <style:text-properties fo:font-weight="normal" style:font-name-asian="Liberation Serif1" style:font-weight-asian="normal" style:font-name-complex="Liberation Serif1" style:font-weight-complex="normal"/>
    </style:style>
    <style:style style:name="T7" style:family="text">
      <style:text-properties officeooo:rsid="0018be6c"/>
    </style:style>
    <style:style style:name="T8" style:family="text">
      <style:text-properties officeooo:rsid="001986a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WP Special Button Actor Read Actions and Commands</text:p>
      <text:p text:style-name="Standard"/>
      <text:p text:style-name="Standard">When editing a button actor one of the parameters you can change is, “Set Action for BtnX.” This parameter allows you to specify either page elements identifiers for reading text out loud, or commands to do the same and more. <text:s/>The page element identifiers can be any CSS style identifier. Although this works, it often requires arcane identifier names, so I devised a more descriptive way to achieve the same result via a “command” set. More than one of these identifiers or commands can be listed in the Set Action field as long as they are separated by commas. They will be processed in the order they are listed, <text:s/>but, because the text reading commands are slower by nature <text:span text:style-name="T7">other</text:span> commands may appear to happen out of sequence. </text:p>
      <text:p text:style-name="Standard"/>
      <text:p text:style-name="Standard">As mentioned, page element identifiers use CSS style notation.</text:p>
      <text:p text:style-name="Standard">Commands always have a leading underscore character, and must be typed exactly as noted below including the peculiar capitalization.</text:p>
      <text:p text:style-name="Standard"/>
      <text:p text:style-name="Standard"/>
      <text:p text:style-name="Standard"><text:span text:style-name="T1">Here are some examples that read the page banner using different methods</text:span>:</text:p>
      <text:p text:style-name="Standard"/>
      <text:p text:style-name="Standard"><text:span text:style-name="T2">Set Action</text:span> = <text:s/>#<text:span text:style-name="T2">pageBanner</text:span> <text:s text:c="5"/>(Read the banner using the pageBanner <text:span text:style-name="T8">CSS</text:span> id identifier.)</text:p>
      <text:p text:style-name="Standard"><text:span text:style-name="T2">Set Action</text:span> = <text:s/><text:span text:style-name="T2">_readBanner</text:span> <text:s text:c="3"/>(Read the banner using the _readBanner command.)</text:p>
      <text:p text:style-name="Standard"><text:span text:style-name="T2">Set Action = <text:s/>#pageBanner, _readBanner </text:span><text:s/>(This will read the page banner twice using both methods.)</text:p>
      <text:p text:style-name="Standard"/>
      <text:p text:style-name="Standard"/>
      <text:p text:style-name="Standard"><text:span text:style-name="T1">Here is the current read command set</text:span>:</text:p>
      <text:p text:style-name="Standard"/>
      <text:p text:style-name="Standard"><text:span text:style-name="T2">_readBanner <text:s text:c="2"/></text:span><text:span text:style-name="T4">(Read the banner using the _readBanner command.)</text:span></text:p>
      <text:p text:style-name="Standard"><text:span text:style-name="T4"/></text:p>
      <text:p text:style-name="Standard"><text:span text:style-name="T2">_</text:span><text:span text:style-name="T3">readStoryText</text:span><text:span text:style-name="T5"> (Read the story page text only, not the banner.)</text:span></text:p>
      <text:p text:style-name="Standard"/>
      <text:p text:style-name="Standard"><text:span text:style-name="T2">_readNotes</text:span><text:span text:style-name="T4"> <text:s text:c="2"/>(Read the hidden notes element.)</text:span></text:p>
      <text:p text:style-name="Standard"/>
      <text:p text:style-name="Standard"><text:span text:style-name="T2">_readGrid </text:span><text:span text:style-name="T4"><text:s text:c="3"/>(Read all the buttons on a grid page.)</text:span></text:p>
      <text:p text:style-name="Standard"/>
      <text:p text:style-name="Standard"><text:span text:style-name="T2">_readDefault</text:span><text:span text:style-name="T4"> <text:s text:c="4"/>(Read the basic elements of most pages including the banner and page text as in story style pages.)</text:span></text:p>
      <text:p text:style-name="Standard"/>
      <text:p text:style-name="Standard"><text:span text:style-name="T6"><text:s/></text:span><text:span text:style-name="T2">_readMiddle </text:span><text:span text:style-name="T4"><text:s text:c="2"/>(Read the middle section of pages like the link or Q/A pages.)</text:span></text:p>
      <text:p text:style-name="Standard"/>
      <text:p text:style-name="Standard"><text:span text:style-name="T2">_readBottom</text:span><text:span text:style-name="T4"> <text:s text:c="2"/>(Read the row of actors that appear at the bottom of the page found on many pages like link, Q/A and story pages.)</text:span></text:p>
      <text:p text:style-name="Standard"/>
      <text:p text:style-name="Standard"><text:span text:style-name="T2">_readMain</text:span><text:span text:style-name="T4"> <text:s text:c="3"/>(Read the default elements and the middle of pages like the link and Q/A pages.)</text:span></text:p>
      <text:p text:style-name="Standard"/>
      <text:p text:style-name="Standard"><text:span text:style-name="T2">_readWholePage </text:span><text:span text:style-name="T4"><text:s text:c="2"/>(Read all visible elements on story, link, Q/A and grid pages.)</text:span></text:p>
      <text:p text:style-name="Standard"/>
      <text:p text:style-name="Standard"><text:span text:style-name="T2">_readEverything</text:span><text:span text:style-name="T4"> <text:s text:c="3"/>(Read all visible elements and the hidden notes.) </text:span></text:p>
      <text:p text:style-name="Standard"/>
      <text:p text:style-name="Standard"/>
      <text:p text:style-name="Standard"/>
      <text:p text:style-name="Standard"><text:soft-page-break/></text:p>
      <text:p text:style-name="Standard"/>
      <text:p text:style-name="Standard"><text:span text:style-name="T1">In addition to the read commands there is also a set of commands that allow you to modify the page banner. These commands may be especially helpful on grid pages to permit constructing novel sentences or phrases</text:span><text:span text:style-name="T4">:</text:span></text:p>
      <text:p text:style-name="Standard"/>
      <text:p text:style-name="Standard"><text:span text:style-name="T2">_clearBanner </text:span><text:span text:style-name="T4"><text:s text:c="2"/>(Erase all text in the page banner.)</text:span></text:p>
      <text:p text:style-name="Standard"/>
      <text:p text:style-name="Standard"><text:span text:style-name="T2">_addMsgToBanner</text:span><text:span text:style-name="T4"> <text:s text:c="2"/>(Add the button’s message text to the end of the page banner.)</text:span></text:p>
      <text:p text:style-name="Standard"/>
      <text:p text:style-name="Standard"><text:span text:style-name="T2">_addLabelToBanner</text:span><text:span text:style-name="T4"> <text:s text:c="2"/>(Add the button’s label to the end of the page banner.)</text:span></text:p>
      <text:p text:style-name="Standard"/>
      <text:p text:style-name="Standard"><text:span text:style-name="T2">_removeWordFromBanner </text:span><text:span text:style-name="T4"><text:s text:c="2"/>(Delete the last word of the page banner.)</text:span></text:p>
      <text:p text:style-name="Standard"/>
      <text:p text:style-name="Standard"><text:span text:style-name="T2">_removeCharacterFromBanner</text:span><text:span text:style-name="T4"> <text:s text:c="2"/>(Delete the last character of the page banner.)</text:span></text:p>
      <text:p text:style-name="Standard"/>
      <text:p text:style-name="Standard"/>
      <text:p text:style-name="Standard"><text:span text:style-name="T1">Additional Tips</text:span><text:span text:style-name="T4">:</text:span></text:p>
      <text:p text:style-name="Standard"/>
      <text:p text:style-name="Standard">If you have a button or link you don’t want read, just make sure the label (and maybe the Message too) is blan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angal2"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Mangal" svg:font-family="Mang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en" fo:country="US" style:letter-kerning="true" style:font-name-asian="SimSun" style:font-family-asian="SimSun" style:font-pitch-asian="variable" style:font-size-asian="12pt" style:language-asian="zh" style:country-asian="CN" style:font-name-complex="Mangal2"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0T14:22:38.300000000</meta:creation-date>
    <dc:date>2018-12-21T15:20:59.837000000</dc:date>
    <meta:editing-cycles>12</meta:editing-cycles>
    <meta:editing-duration>PT48M25S</meta:editing-duration>
    <meta:generator>LibreOffice/6.1.3.2$Windows_x86 LibreOffice_project/86daf60bf00efa86ad547e59e09d6bb77c699acb</meta:generator>
    <meta:document-statistic meta:table-count="0" meta:image-count="0" meta:object-count="0" meta:page-count="2" meta:paragraph-count="27" meta:word-count="461" meta:character-count="2819" meta:non-whitespace-character-count="2335"/>
  </office:meta>
</office:document-meta>
</file>